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0deb" officeooo:paragraph-rsid="00180deb"/>
    </style:style>
    <style:style style:name="P2" style:family="paragraph" style:parent-style-name="Standard">
      <style:text-properties fo:font-weight="bold" officeooo:rsid="001c68fe" officeooo:paragraph-rsid="001c68fe" style:font-weight-asian="bold" style:font-weight-complex="bold"/>
    </style:style>
    <style:style style:name="P3" style:family="paragraph" style:parent-style-name="Standard">
      <style:text-properties fo:font-weight="bold" officeooo:rsid="001e2a58" officeooo:paragraph-rsid="001e2a5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68fe" officeooo:paragraph-rsid="001c68f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c68fe" officeooo:paragraph-rsid="001c68f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c68fe" officeooo:paragraph-rsid="001fae6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c68fe" officeooo:paragraph-rsid="001fe339" style:font-weight-asian="normal" style:font-weight-complex="normal"/>
    </style:style>
    <style:style style:name="P8" style:family="paragraph" style:parent-style-name="Standard">
      <style:text-properties officeooo:rsid="0018c978" officeooo:paragraph-rsid="0018c978"/>
    </style:style>
    <style:style style:name="P9" style:family="paragraph" style:parent-style-name="Standard">
      <style:text-properties officeooo:rsid="0018c978" officeooo:paragraph-rsid="001c68fe"/>
    </style:style>
    <style:style style:name="P10" style:family="paragraph" style:parent-style-name="Standard">
      <style:paragraph-properties fo:text-align="start" style:justify-single-word="false"/>
      <style:text-properties officeooo:paragraph-rsid="001fe339"/>
    </style:style>
    <style:style style:name="P11" style:family="paragraph" style:parent-style-name="Standard">
      <style:text-properties officeooo:rsid="001e2a58" officeooo:paragraph-rsid="001e2a58"/>
    </style:style>
    <style:style style:name="P12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bold" officeooo:rsid="001c68fe" officeooo:paragraph-rsid="001c68fe" style:font-weight-asian="bold" style:font-weight-complex="bold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8c978" officeooo:paragraph-rsid="0018c978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c68fe" officeooo:paragraph-rsid="001c68fe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c68fe" officeooo:paragraph-rsid="001fae67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c68fe" officeooo:paragraph-rsid="001fae67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fae67" officeooo:paragraph-rsid="001fe33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fe339" style:font-weight-asian="normal" style:font-weight-complex="normal"/>
    </style:style>
    <style:style style:name="T3" style:family="text">
      <style:text-properties fo:font-weight="normal" officeooo:rsid="0020b2ef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officeooo:rsid="001c68fe" style:font-weight-asian="normal" style:font-weight-complex="normal"/>
    </style:style>
    <style:style style:name="T6" style:family="text">
      <style:text-properties style:text-underline-style="none" fo:font-weight="normal" officeooo:rsid="001fae67" style:font-weight-asian="normal" style:font-weight-complex="normal"/>
    </style:style>
    <style:style style:name="T7" style:family="text">
      <style:text-properties style:text-underline-style="none" fo:font-weight="normal" officeooo:rsid="001fe339" style:font-weight-asian="normal" style:font-weight-complex="normal"/>
    </style:style>
    <style:style style:name="T8" style:family="text">
      <style:text-properties officeooo:rsid="001e2a58"/>
    </style:style>
    <style:style style:name="T9" style:family="text">
      <style:text-properties officeooo:rsid="001fae67"/>
    </style:style>
    <style:style style:name="T10" style:family="text">
      <style:text-properties officeooo:rsid="001fe3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liminary research into the australian skydive e-commerce industry</text:p>
      <text:p text:style-name="P4"/>
      <text:p text:style-name="P4"/>
      <text:p text:style-name="P5">Total number of online australian skydive equipment marketplace web apps / e-commerce stores:</text:p>
      <text:p text:style-name="P5"/>
      <text:list xml:id="list2448934900" text:style-name="L1">
        <text:list-item>
          <text:p text:style-name="P14"><text:span text:style-name="T8">Mee loft (brisbane): </text:span><text:a xlink:type="simple" xlink:href="https://www.meeloft.com.au/" text:style-name="Internet_20_link" text:visited-style-name="Visited_20_Internet_20_Link">https://www.meeloft.com.au/</text:a></text:p>
        </text:list-item>
        <text:list-item>
          <text:p text:style-name="P14"><text:span text:style-name="T8">Downward Trend (brisbane): </text:span><text:a xlink:type="simple" xlink:href="https://www.downwardtrend.com.au/" text:style-name="Internet_20_link" text:visited-style-name="Visited_20_Internet_20_Link">https://www.downwardtrend.com.au</text:a></text:p>
        </text:list-item>
        <text:list-item>
          <text:p text:style-name="P14"><text:span text:style-name="T8">Terminal Sports (NSW): </text:span><text:a xlink:type="simple" xlink:href="https://terminalsports.com.au/" text:style-name="Internet_20_link" text:visited-style-name="Visited_20_Internet_20_Link">https://terminalsports.com.au</text:a></text:p>
        </text:list-item>
        <text:list-item>
          <text:p text:style-name="P14"><text:span text:style-name="T8">Total Control (PERTH): </text:span><text:a xlink:type="simple" xlink:href="http://totalcontrol.com.au/" text:style-name="Internet_20_link" text:visited-style-name="Visited_20_Internet_20_Link">http://totalcontrol.com.au/</text:a></text:p>
        </text:list-item>
        <text:list-item>
          <text:p text:style-name="P14">Skydiving Gear 4 Sale (New &amp; Used) AUSTRALI<text:span text:style-name="T9">A (FACEBOOK):</text:span> <text:a xlink:type="simple" xlink:href="https://www.facebook.com/groups/441658092552924/?ref=group_header" text:style-name="Internet_20_link" text:visited-style-name="Visited_20_Internet_20_Link">https://www.facebook.com/groups/441658092552924/?ref=group_header</text:a> </text:p>
        </text:list-item>
        <text:list-item>
          <text:p text:style-name="P14"><text:span text:style-name="T9">Parachutes Australia (NSW): </text:span><text:a xlink:type="simple" xlink:href="https://www.parachutesaustralia.com/" text:style-name="Internet_20_link" text:visited-style-name="Visited_20_Internet_20_Link">https://www.parachutesaustralia.com</text:a></text:p>
        </text:list-item>
        <text:list-item>
          <text:p text:style-name="P14"><text:span text:style-name="T9">Skysports (ACT) (No listing upload ability for user): </text:span><text:a xlink:type="simple" xlink:href="http://www.skysports.com.au/" text:style-name="Internet_20_link" text:visited-style-name="Visited_20_Internet_20_Link">http://www.skysports.com.au</text:a> </text:p>
        </text:list-item>
        <text:list-item>
          <text:p text:style-name="P15"><text:span text:style-name="T9">Skydive Magazine Australia (allows listing uploads but poor ux and no pictures): </text:span><text:a xlink:type="simple" xlink:href="http://www.skydiver.com.au/" text:style-name="Internet_20_link" text:visited-style-name="Visited_20_Internet_20_Link">http://www.skydiver.com.au</text:a></text:p>
        </text:list-item>
      </text:list>
      <text:p text:style-name="P5"/>
      <text:p text:style-name="P5">Total = <text:s/><text:span text:style-name="T2">8 </text:span></text:p>
      <text:p text:style-name="P12"/>
      <text:p text:style-name="P5"/>
      <text:p text:style-name="P5"/>
      <text:p text:style-name="P5">Total number of these stores (listed above) that sell <text:span text:style-name="T8">PRE-OWNED</text:span> skydiving gear:</text:p>
      <text:p text:style-name="P5"/>
      <text:list xml:id="list3861338434" text:style-name="L2">
        <text:list-item>
          <text:p text:style-name="P16"><text:span text:style-name="T8">Mee loft (brisbane) (No listing upload ability for user): </text:span><text:a xlink:type="simple" xlink:href="https://www.meeloft.com.au/" text:style-name="Internet_20_link" text:visited-style-name="Visited_20_Internet_20_Link">https://www.meeloft.com.au/</text:a></text:p>
        </text:list-item>
        <text:list-item>
          <text:p text:style-name="P16">Skydiving Gear 4 Sale (New &amp; Used) AUSTRALI<text:span text:style-name="T9">A (FACEBOOK) (has user listing upload ability):</text:span> <text:a xlink:type="simple" xlink:href="https://www.facebook.com/groups/441658092552924/?ref=group_header" text:style-name="Internet_20_link" text:visited-style-name="Visited_20_Internet_20_Link">https://www.facebook.com/groups/441658092552924/?ref=group_header</text:a> <text:s/></text:p>
        </text:list-item>
        <text:list-item>
          <text:p text:style-name="P16"><text:span text:style-name="T9">Skydive Magazine Australia (allows listing uploads but poor ux and no pictures): </text:span><text:a xlink:type="simple" xlink:href="http://www.skydiver.com.au/" text:style-name="Internet_20_link" text:visited-style-name="Visited_20_Internet_20_Link">http://www.skydiver.com.au</text:a></text:p>
        </text:list-item>
      </text:list>
      <text:p text:style-name="P6"/>
      <text:p text:style-name="P5"/>
      <text:p text:style-name="P5">Total = <text:span text:style-name="T3">3</text:span></text:p>
      <text:p text:style-name="P13"/>
      <text:p text:style-name="P8"/>
      <text:p text:style-name="P8"/>
      <text:p text:style-name="P3">Total number of these australian skydive equipment e-commerce stores that actually allow users to upload their own listings like a marketplace application such as ebay:</text:p>
      <text:p text:style-name="P11"/>
      <text:p text:style-name="P11"><text:span text:style-name="T1">Total =</text:span> <text:span text:style-name="T10">2</text:span></text:p>
      <text:list xml:id="list163419996187528" text:continue-numbering="true" text:style-name="L2">
        <text:list-header>
          <text:p text:style-name="P17"/>
        </text:list-header>
      </text:list>
      <text:p text:style-name="P10"><text:span text:style-name="T7">1. </text:span><text:span text:style-name="T6">Skydive Magazine Australia (allows listing uploads but poor ux and no pictures): </text:span><text:a xlink:type="simple" xlink:href="http://www.skydiver.com.au/" text:style-name="Internet_20_link" text:visited-style-name="Visited_20_Internet_20_Link"><text:span text:style-name="T5">http://www.skydiver.com.au</text:span></text:a></text:p>
      <text:p text:style-name="P11"/>
      <text:p text:style-name="P7"><text:span text:style-name="T10">2. </text:span>Skydiving Gear 4 Sale (New &amp; Used) AUSTRALI<text:span text:style-name="T9">A (FACEBOOK) (has user listing upload ability):</text:span> <text:a xlink:type="simple" xlink:href="https://www.facebook.com/groups/441658092552924/?ref=group_header" text:style-name="Internet_20_link" text:visited-style-name="Visited_20_Internet_20_Link">https://www.facebook.com/groups/441658092552924/?ref=group_header</text:a> </text:p>
      <text:p text:style-name="P13"/>
      <text:p text:style-name="P8"/>
      <text:p text:style-name="P8"/>
      <text:p text:style-name="P2">Total number of new &amp;/<text:span text:style-name="T8">or</text:span> used<text:span text:style-name="T4"> </text:span>skydive equipment marketplace <text:span text:style-name="T4">mobile</text:span> apps:</text:p>
      <text:p text:style-name="P9"/>
      <text:p text:style-name="P5">Total = <text:span text:style-name="T10">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4:44:26.978587436</meta:creation-date>
    <dc:date>2019-11-11T16:34:17.984307047</dc:date>
    <meta:editing-duration>PT4H44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212" meta:character-count="1744" meta:non-whitespace-character-count="1558"/>
  </office:meta>
</office:document-meta>
</file>